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SimHei, Verdana"/>
    <style:font-face style:name="SimSun" svg:font-family="SimSun"/>
    <style:font-face style:name="arial" svg:font-family="arial, sans-serif"/>
    <style:font-face style:name="arial1" svg:font-family="arial, tahoma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fo:letter-spacing="normal" fo:background-color="#ffffff" style:font-name-asian="Microsoft YaHei" style:font-size-asian="16.5pt" style:font-style-asian="normal" style:font-weight-asian="normal" loext:padding-left="0.049cm" loext:padding-right="0cm" loext:padding-top="0cm" loext:padding-bottom="0cm" loext:border-left="9.01pt solid #4f9cee" loext:border-right="none" loext:border-top="none" loext:border-bottom="none"/>
    </style:style>
    <style:style style:name="P2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orphans="2" fo:widows="2" fo:text-indent="0cm" style:auto-text-indent="false" fo:background-color="#ffffff" fo:padding="0cm" fo:border="none"/>
      <style:text-properties fo:font-variant="normal" fo:text-transform="none" fo:color="#000000" fo:letter-spacing="normal" fo:background-color="#ffffff" style:font-name-asian="Microsoft YaHei" style:font-size-asian="16.5pt" style:font-style-asian="normal" style:font-weight-asian="normal" loext:padding-left="0.049cm" loext:padding-right="0cm" loext:padding-top="0cm" loext:padding-bottom="0cm" loext:border-left="9.01pt solid #4f9cee" loext:border-right="none" loext:border-top="none" loext:border-bottom="none"/>
    </style:style>
    <style:style style:name="P3" style:family="paragraph" style:parent-style-name="Heading_20_1">
      <style:text-properties fo:font-variant="normal" fo:text-transform="none" fo:color="#333333" fo:letter-spacing="normal" style:font-name-asian="arial1" style:font-size-asian="25.5pt" style:font-style-asian="normal" style:font-weight-asian="normal"/>
    </style:style>
    <style:style style:name="P4" style:family="paragraph" style:parent-style-name="Text_20_body">
      <style:paragraph-properties fo:margin-top="0.926cm" fo:margin-bottom="0.397cm" loext:contextual-spacing="false" style:line-height-at-least="0.582cm" fo:orphans="2" fo:widows="2"/>
    </style:style>
    <style:style style:name="P5" style:family="paragraph" style:parent-style-name="Text_20_body">
      <style:paragraph-properties fo:margin-top="0cm" fo:margin-bottom="0.397cm" loext:contextual-spacing="false" style:line-height-at-least="0.635cm" fo:orphans="2" fo:widows="2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top="0cm" fo:margin-bottom="0.397cm" loext:contextual-spacing="false" style:line-height-at-least="0.635cm" fo:orphans="2" fo:widows="2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7" style:family="paragraph" style:parent-style-name="Text_20_body">
      <style:paragraph-properties fo:margin-top="0cm" fo:margin-bottom="0.397cm" loext:contextual-spacing="false" style:line-height-at-least="0.635cm" fo:orphans="2" fo:widows="2"/>
    </style:style>
    <style:style style:name="P8" style:family="paragraph" style:parent-style-name="List_20_Contents">
      <style:paragraph-properties fo:margin-left="1cm" fo:margin-right="0.132cm" fo:margin-top="0cm" fo:margin-bottom="0cm" loext:contextual-spacing="false" style:line-height-at-least="0.37cm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letter-spacing="normal" style:font-name-asian="arial1" style:font-size-asian="9pt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bold"/>
    </style:style>
    <style:style style:name="T7" style:family="text">
      <style:text-properties fo:font-variant="normal" fo:text-transform="none" fo:color="#888888" style:text-line-through-style="none" style:text-line-through-type="none" fo:letter-spacing="normal" style:text-underline-style="none" style:text-blinking="false" fo:background-color="#ffffff" loext:char-shading-value="0" style:font-name-asian="SimSun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666666" style:text-line-through-style="none" style:text-line-through-type="none" fo:letter-spacing="normal" style:text-underline-style="none" style:text-blinking="false" fo:background-color="#ffffff" loext:char-shading-value="0" style:font-name-asian="arial1" style:font-size-asian="9pt" style:font-style-asian="normal" style:font-weight-asian="normal" loext:padding-left="0.049cm" loext:padding-right="0.049cm" loext:padding-top="0.159cm" loext:padding-bottom="0.159cm" loext:border="0.06pt solid #c5c5c5"/>
    </style:style>
    <style:style style:name="T9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10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bold"/>
    </style:style>
    <style:style style:name="T11" style:family="text">
      <style:text-properties style:font-name="arial" fo:font-size="10.5pt" fo:font-style="normal" fo:font-weight="normal"/>
    </style:style>
    <style:style style:name="T12" style:family="text">
      <style:text-properties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二十四个节气</text:h>
      <text:p text:style-name="P8"><text:span text:style-name="T1"> </text:span><text:a xlink:type="simple" xlink:href="javascript:;" text:style-name="Internet_20_link" text:visited-style-name="Visited_20_Internet_20_Link"><text:span text:style-name="T8">编辑</text:span></text:a><text:span text:style-name="T2"> </text:span><text:a xlink:type="simple" xlink:href="https://baike.baidu.com/planet/talk?lemmaId=102050" office:target-frame-name="_blank" xlink:show="new" text:style-name="Internet_20_link" text:visited-style-name="Visited_20_Internet_20_Link"><text:span text:style-name="T8">讨论</text:span></text:a></text:p>
      <text:p text:style-name="P7"><text:span text:style-name="T3">二十四节气是指二十四时节和气候。二十四节气是中国古代订立的一种用来指导</text:span><text:a xlink:type="simple" xlink:href="https://baike.baidu.com/item/农事/573217" office:target-frame-name="_blank" xlink:show="new" text:style-name="Internet_20_link" text:visited-style-name="Visited_20_Internet_20_Link"><text:span text:style-name="T9">农事</text:span></text:a><text:span text:style-name="T3">的补充历法，是中国古代汉族劳动人民长期经验的积累和智慧的结晶，</text:span><text:a xlink:type="simple" xlink:href="https://baike.baidu.com/item/形成/3049434" office:target-frame-name="_blank" xlink:show="new" text:style-name="Internet_20_link" text:visited-style-name="Visited_20_Internet_20_Link"><text:span text:style-name="T9">形成</text:span></text:a><text:span text:style-name="T3">于</text:span><text:a xlink:type="simple" xlink:href="https://baike.baidu.com/item/春秋战国" office:target-frame-name="_blank" xlink:show="new" text:style-name="Internet_20_link" text:visited-style-name="Visited_20_Internet_20_Link"><text:span text:style-name="T9">春秋战国</text:span></text:a><text:span text:style-name="T3">时期。</text:span></text:p>
      <text:p text:style-name="Standard"/>
      <text:p text:style-name="Standard"/>
      <text:p text:style-name="Standard"/>
      <text:h text:style-name="P1" text:outline-level="2">由来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7"><text:span text:style-name="T3">地球每</text:span><text:span text:style-name="T5">365</text:span><text:span text:style-name="T3">天</text:span><text:span text:style-name="T5">5</text:span><text:span text:style-name="T3">时</text:span><text:span text:style-name="T5">48</text:span><text:span text:style-name="T3">分</text:span><text:span text:style-name="T5">46</text:span><text:span text:style-name="T3">秒，围绕太阳公转大约一周，每</text:span><text:span text:style-name="T5">24</text:span><text:span text:style-name="T3">小时还要自转一次。由于地球旋转的轨道面同赤道面不是一致的，而是保持一定的倾斜，所以一年四季太阳光直射到地球的位置是不同的。以北半球来讲，太阳直射在北纬</text:span><text:span text:style-name="T5">23.5</text:span><text:span text:style-name="T3">度时，天文上就称为夏至；太阳直射在南纬</text:span><text:span text:style-name="T5">23.5</text:span><text:span text:style-name="T3">度时称为</text:span><text:a xlink:type="simple" xlink:href="https://baike.baidu.com/item/冬至" office:target-frame-name="_blank" xlink:show="new" text:style-name="Internet_20_link" text:visited-style-name="Visited_20_Internet_20_Link"><text:span text:style-name="T9">冬至</text:span></text:a><text:span text:style-name="T3">；夏至和冬至即指已经到了夏、冬两季的中间了。一年中太阳两次直射在赤道上时，就分别为春分和秋分，这也就到了春、秋两季的中间，这两天白昼和黑夜一样长。</text:span></text:p>
      <text:p text:style-name="P6">反映四季变化的节气</text:p>
      <text:p text:style-name="P7"><text:a xlink:type="simple" xlink:href="https://baike.baidu.com/item/立春" office:target-frame-name="_blank" xlink:show="new" text:style-name="Internet_20_link" text:visited-style-name="Visited_20_Internet_20_Link"><text:span text:style-name="T9">立春</text:span></text:a><text:span text:style-name="T3">、春分、立夏、夏至、立秋、秋分、立冬、冬至</text:span><text:span text:style-name="T5">8</text:span><text:span text:style-name="T3">个节气。其中立春、立夏、立秋、立冬叫做“四立”，表示四季开始的意思。</text:span></text:p>
      <text:p text:style-name="P6">反映温度变化的节气</text:p>
      <text:p text:style-name="P5"><text:span text:style-name="T12">小暑、大暑、处暑、小寒、大寒</text:span><text:span text:style-name="T11">5</text:span><text:span text:style-name="T12">个节气。</text:span></text:p>
      <text:p text:style-name="P6">反映天气现象节气</text:p>
      <text:p text:style-name="P5"><text:span text:style-name="T12">雨水、谷雨、白露、寒露、霜降、小雪、大雪</text:span><text:span text:style-name="T11">7</text:span><text:span text:style-name="T12">个节气。</text:span></text:p>
      <text:p text:style-name="P6">反映物候现象的节气</text:p>
      <text:p text:style-name="P7"><text:span text:style-name="T3">惊蛰、</text:span><text:a xlink:type="simple" xlink:href="https://baike.baidu.com/item/清明" office:target-frame-name="_blank" xlink:show="new" text:style-name="Internet_20_link" text:visited-style-name="Visited_20_Internet_20_Link"><text:span text:style-name="T9">清明</text:span></text:a><text:span text:style-name="T3">、小满、芒种四个节气。</text:span></text:p>
      <text:p text:style-name="Standard"/>
      <text:p text:style-name="Standard"/>
      <text:h text:style-name="P1" text:outline-level="2">立春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oft-page-break/><text:span text:style-name="T12">自秦代以来，我国就一直以立春作为春季的开始。立春是从天文上来划分的，而在自然界、在人们的心目中，春是温暖，鸟语花香；春是生长，耕耘播种。在气候学中，春季是指候（</text:span><text:span text:style-name="T11">5</text:span><text:span text:style-name="T12">天为一候）平均气温</text:span><text:span text:style-name="T11">10℃</text:span><text:span text:style-name="T12">至</text:span><text:span text:style-name="T11">22℃</text:span><text:span text:style-name="T12">的时段。时至立春，人们明显地感觉到白昼长了，太阳暖了。气温、日照、降雨，这时常处于一年中的转折点，趋于上升或增多。小春作物长势加快，油菜抽苔和小麦拔节时耗水量增加，应该及时浇灌追肥，促进生长。农谚提醒人们：“立春雨水到，早起晚睡觉”大春备耕也开始了。虽然立了“春”，但是盆地大部分地区仍会有霜冻出现，少数年份还会有“白雪却嫌春色晚，故穿庭树作飞花”的景象。这些气候特点，在安排农业生产时都是应该考虑到的。人们常爱寻觅春的信息在哪里呢？那柳条上探出头来的芽苞，“嫩于金色软于丝”；那泥土中跃跃欲出的小草，等待“春风吹又生”；而为着夺取新丰收在田野中辛勤劳动的人们，正在用双手创造真正的春天。</text:span></text:p>
      <text:h text:style-name="P1" text:outline-level="2">雨水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雨水节气的涵义是降雨开始，雨量渐增，在二十四节气的起源地黄河流域，雨水之前天气寒冷，但见雪花纷飞，难闻雨声淅沥。雨水之后气温一般可升至</text:span><text:span text:style-name="T11">0 ℃</text:span><text:span text:style-name="T12">以上，雪渐少而雨渐多。可是在气候温暖的四川盆地，即使隆冬时节，降雨也不罕见。我省盆地这段时间候平均气温多在</text:span><text:span text:style-name="T11">10℃</text:span><text:span text:style-name="T12">以上，桃李含苞，樱桃花开，确以进入气候上的春天。除了个别年份外，霜期至此也告终止。嫁接果木，植树造林，正是时候。盆地继冬干之后，常年多春旱，特别是盆地西部更是“春雨贵如油”。农业上要注意保墒，及时浇灌，以满足小麦拔节孕穗、油菜抽苔开花需水关键期的水分供应。川西高原山地仍处于干季，空气温度小，风速大，容易发生森林火灾。另外，寒潮入侵时可引起强降温和暴风雪，对老、弱、幼畜危害极大。所有这些，都要特别注意预防。光阴易逝，季节催人，“一年之计在于春”。小春管理和大春备耕都应抓紧进行，争取今年胜过往年。</text:span></text:p>
      <text:h text:style-name="P2" text:outline-level="2"><text:bookmark text:name="4"/><text:bookmark text:name="sub702459_4"/><text:bookmark text:name="惊蛰"/>惊蛰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反映自然物候现象的惊蛰，含义是：春雷乍动，惊醒了蛰伏在土中冬眠的动物。这时，气温回升较快，长江流域大部地区已渐有春雷。我省盆地东部和凉山州南部，常年雨水、惊蛰亦可闻春雷初鸣；而盆地西北部除了个别年份以外，一般要到清明才有雷声，为我省雷暴开始最晚的地区。到了惊蛰，我国大部地区进入春耕大忙季节。真是：季节不等人，一刻值千金。我省盆地惊蛰节气平均气温一般为</text:span><text:span text:style-name="T11">12℃</text:span><text:span text:style-name="T12">至</text:span><text:span text:style-name="T11">14℃</text:span><text:span text:style-name="T12">，较雨水节气升高</text:span><text:span text:style-name="T11">3℃</text:span><text:span text:style-name="T12">以上，是全年气温回升最快的节气。日照时数也有比较明显的增加。但是因为冷暖空气交替，天气不稳定，气温波动甚大。盆地东南部长江河谷地区，多数年份惊势期间气温稳定在</text:span><text:span text:style-name="T11">12℃</text:span><text:span text:style-name="T12">以上，有利于水稻和玉米播种，其余地区则常有连续</text:span><text:span text:style-name="T11">3 </text:span><text:span text:style-name="T12">天以上日平均气温在</text:span><text:span text:style-name="T11">12℃ </text:span><text:span text:style-name="T12">以下的低温天气出现，不可盲目早播。惊蛰虽然气温升高迅速，但是雨量增多却有限。盆地中部和西北部惊蛰期间降雨总量仅</text:span><text:span text:style-name="T11">10</text:span><text:span text:style-name="T12">毫米左右，继常年冬干之后，春旱常常开始露头。这时小麦孕穗、油菜开花都处于需水较多的时期，对水分要求敏感，春旱往往成为影响小春产量的重要因素。植树造林也应该考虑这个气候特点，栽后要勤于浇灌，努力提高树苗成活率。惊蛰时节，春光明媚，万象更新。通过细致观察，积累物候知识，对于因地制宜地安排农事活动是会有帮助的。</text:span></text:p>
      <text:h text:style-name="P2" text:outline-level="2"><text:bookmark text:name="5"/><text:bookmark text:name="sub702459_5"/><text:bookmark text:name="春分"/>春分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oft-page-break/><text:span text:style-name="T12">春分是反映四季变化的节气之一。我国古代习惯以立春、立夏、立秋、立冬表示四季的开始。春分、夏至、秋分、冬至则处于各季的中间。春分这天，太阳光直射赤道，地球各地的昼夜时间相等，所以古代春分秋分又称为“日夜分”，民间有“春分秋分，昼夜平分”的谚语。春分后，我国大部分地区越冬作物进入春季生长阶段。华中有“春分麦起身，一刻值千金”的农谚。我省各地气温则继续回升，但一般不如雨水至春分这段时期上升得快。</text:span><text:span text:style-name="T11">3</text:span><text:span text:style-name="T12">月下旬平均气温盆地北部多为</text:span><text:span text:style-name="T11">13℃</text:span><text:span text:style-name="T12">至</text:span><text:span text:style-name="T11">15℃</text:span><text:span text:style-name="T12">，盆地南部多为</text:span><text:span text:style-name="T11">15℃</text:span><text:span text:style-name="T12">至</text:span><text:span text:style-name="T11">16℃</text:span><text:span text:style-name="T12">。高原大部分地区已经雪融冰消，旬平均气温约</text:span><text:span text:style-name="T11">5℃</text:span><text:span text:style-name="T12">至</text:span><text:span text:style-name="T11">10℃</text:span><text:span text:style-name="T12">。我省西南部金沙江、安宁河等河谷地区气温最高，平均已达</text:span><text:span text:style-name="T11">18℃</text:span><text:span text:style-name="T12">至</text:span><text:span text:style-name="T11">20℃</text:span><text:span text:style-name="T12">左右。盆地除了边缘山区以外，平均十有七、八年日平均气温稳定上升到</text:span><text:span text:style-name="T11">12℃</text:span><text:span text:style-name="T12">以上，有利于水稻、玉米等作物播种，植树造林也非常适宜。但是，春分前后盆地常常有一次较强的冷空气入侵，气温显著下降，最低气温可低至</text:span><text:span text:style-name="T11">5℃</text:span><text:span text:style-name="T12">以下。有时还有小股冷空气接踵而至，形成持续数天低温阴雨，对农业生产不利。根据这个特点，应充分利用天气预报，抓住冷尾暖头适时播种。</text:span></text:p>
      <text:h text:style-name="P2" text:outline-level="2"><text:bookmark text:name="6"/><text:bookmark text:name="sub702459_6"/><text:bookmark text:name="清明"/>清明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清明是表征物候的节气，含有天气晴朗、草木繁茂的意思。清明这天，民间有踏青、寒食、扫墓等习俗。常言道：“清明断雪，谷雨断霜。”时至清明，盆地气候温暖，春意正浓。但在清明前后，仍然时有冷空气入侵，甚至使日平均气温连续</text:span><text:span text:style-name="T11">3</text:span><text:span text:style-name="T12">天以上低于</text:span><text:span text:style-name="T11">12℃</text:span><text:span text:style-name="T12">， 造成中稻烂秧和早稻死苗，所以水稻播种、栽插要避开暖尾冷头。在川西高原，牲畜经严冬和草料不足的影响，抵抗力弱，需要严防开春后的强降温天气对老弱幼畜的危害。“清明时节雨纷纷”，是唐代著名诗人杜牧对江南春雨的写照。但是就四川而言，情况并非如此。特别是盆地西部，常处于春旱时段，</text:span><text:span text:style-name="T11">4</text:span><text:span text:style-name="T12">月上旬雨量一般仅</text:span><text:span text:style-name="T11">10 </text:span><text:span text:style-name="T12">至</text:span><text:span text:style-name="T11">20</text:span><text:span text:style-name="T12">毫米，尚不足江南一带的一半；盆地东部虽然春雨较多，但</text:span><text:span text:style-name="T11">4 </text:span><text:span text:style-name="T12">月上旬雨量一般也不过</text:span><text:span text:style-name="T11">20</text:span><text:span text:style-name="T12">至</text:span><text:span text:style-name="T11">40</text:span><text:span text:style-name="T12">毫米，自然降水亦不敷农业生产之需还须靠年前蓄水补充。此外，</text:span><text:span text:style-name="T11">4 </text:span><text:span text:style-name="T12">月是凉山州一年之中冰雹最多的月份，应当加强对雹灾的防御。</text:span></text:p>
      <text:h text:style-name="P2" text:outline-level="2"><text:bookmark text:name="7"/><text:bookmark text:name="sub702459_7"/><text:bookmark text:name="谷雨"/>谷雨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俗话说：“雨生百谷”。雨量充足而及时，谷类作物能够茁壮生长。谷雨节气就有这样的涵义。谷雨时节的四川盆地，“杨花落尽子规啼”，柳絮飞落，杜鹃夜啼，牡丹吐蕊，樱桃红熟，自然景物告示人们：时至暮春了。这时，盆地的气温升高较快，一般</text:span><text:span text:style-name="T11">4</text:span><text:span text:style-name="T12">月下旬平均气温，除了盆地北部和西部部分地区外，已达</text:span><text:span text:style-name="T11">20℃</text:span><text:span text:style-name="T12">至</text:span><text:span text:style-name="T11">22℃</text:span><text:span text:style-name="T12">，比中旬增高</text:span><text:span text:style-name="T11">2℃</text:span><text:span text:style-name="T12">以上。盆地东部常会有一、二天出现</text:span><text:span text:style-name="T11">30</text:span><text:span text:style-name="T12">以上的高温，使人开始有炎热之感。 川西南低海拔河谷地带业以进入夏季。盆地春季气温较高的气候特点，有利于在大春作物栽培措施上抓早。适宜红苕栽插的温度为</text:span><text:span text:style-name="T11">18℃</text:span><text:span text:style-name="T12">至</text:span><text:span text:style-name="T11">22℃</text:span><text:span text:style-name="T12">，这时已能满足。盆地老旱区的经验证明，红苕在谷雨后早栽，能够在伏旱前使藤叶封厢，增强抗旱能力，获得高产稳产。我省盆地东部这时雨水较丰，常年</text:span><text:span text:style-name="T11">4</text:span><text:span text:style-name="T12">月下旬雨量约</text:span><text:span text:style-name="T11">30</text:span><text:span text:style-name="T12">至</text:span><text:span text:style-name="T11">50</text:span><text:span text:style-name="T12">毫米，每年第一场大雨一般出现在这段时间，对水稻栽插和玉米、棉花苗期生长有利。但是盆地其余地区雨水大多不到</text:span><text:span text:style-name="T11">30</text:span><text:span text:style-name="T12">毫米，需要采取灌溉措施，减轻干旱影响。川西高原山地，仍处于干季，降水量一般仅</text:span><text:span text:style-name="T11">5</text:span><text:span text:style-name="T12">至</text:span><text:span text:style-name="T11">20</text:span><text:span text:style-name="T12">毫米。盆地谷雨前后的降雨，常常“随风潜入夜，润物细无声”，这是因为“巴山夜雨”以</text:span><text:span text:style-name="T11">4</text:span><text:span text:style-name="T12">、</text:span><text:span text:style-name="T11">5</text:span><text:span text:style-name="T12">月份出现机会最多。“蜀天常夜雨，江槛已朝清”，这种夜雨昼晴天气，对大春作物生长和小春作物收获是颇为适宜的。</text:span></text:p>
      <text:h text:style-name="P2" text:outline-level="2"><text:bookmark text:name="8"/><text:bookmark text:name="sub702459_8"/><text:bookmark text:name="立夏"/>立夏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oft-page-break/><text:span text:style-name="T12">顾名思义，立夏是指夏季开始。但是，各地冷暖不同，入夏时间实际上并不一致。按气候学上以五天平均气温高于</text:span><text:span text:style-name="T11">22℃</text:span><text:span text:style-name="T12">为夏季的标准，立夏前后，四川盆地南部刚跨进夏季；盆地其余的地区气温为</text:span><text:span text:style-name="T11">20℃</text:span><text:span text:style-name="T12">左右，还处于“门外无人问落花，绿阴冉冉遍天涯”的暮春时节；而川西南低海拔河谷则早在</text:span><text:span text:style-name="T11">4</text:span><text:span text:style-name="T12">月中旬初即感夏热， 立夏时气温已达</text:span><text:span text:style-name="T11">24℃</text:span><text:span text:style-name="T12">以上，可谓夏日炎炎了。《易纬》有立夏“电见”之说。但就四川而言，即使在初雷最晚的盆地西北部，常年雷暴也始于</text:span><text:span text:style-name="T11">4</text:span><text:span text:style-name="T12">月上、中旬，“电见”无须等到立夏。立夏以后，正是盆地中稻大面积栽插的需水关键期，大雨来临的早迟和雨量的多少，与农业生产关系密切。此时如不下较大的雨，那些无水灌溉的农田就无法梨耙栽秧。据气候资料统计，多年平均大雨开始期，盆地东部在</text:span><text:span text:style-name="T11">4</text:span><text:span text:style-name="T12">月中、下旬，中部在</text:span><text:span text:style-name="T11">5</text:span><text:span text:style-name="T12">月中、下旬，西部在</text:span><text:span text:style-name="T11">5</text:span><text:span text:style-name="T12">月下旬。</text:span><text:span text:style-name="T11">5</text:span><text:span text:style-name="T12">月雨量盆地东南部为</text:span><text:span text:style-name="T11">100</text:span><text:span text:style-name="T12">至</text:span><text:span text:style-name="T11">200</text:span><text:span text:style-name="T12">毫米，西北部为</text:span><text:span text:style-name="T11">75</text:span><text:span text:style-name="T12">至</text:span><text:span text:style-name="T11">100</text:span><text:span text:style-name="T12">米。盆地西部、中部因大雨开始较晚，雨量偏少，往往有夏旱露头。这段时间，正当盆地收获小春作物，播栽大春作物，特别要注意多变天气的影响。晴天要及时抢收，雨天应抓紧栽插，连阴雨天气须提防小春收获物生芽、霉烂，还要搞好抗旱保苗，警惕</text:span><text:span text:style-name="T11">20℃</text:span><text:span text:style-name="T12">以下的低温对早稻的危害。</text:span></text:p>
      <text:h text:style-name="P2" text:outline-level="2"><text:bookmark text:name="9"/><text:bookmark text:name="sub702459_9"/><text:bookmark text:name="小满"/>小满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二十四节气大多可以顾名思义，但是小满却有些令人费解。原来，小满是指麦类等夏熟作物灌浆乳熟，籽粒开始饱满。四川盆地的农谚赋予小满以新的寓意：“小满不满，干断思坎”；“小满不满，芒种不管”。把“满”用来形容雨水的盈缺，指出小满时田里如果蓄不满水，就可能造成田坎干裂，甚至芒种时也无法栽插水稻。因为“立夏小满正栽秧”，“秧奔小满谷奔秋”，小满正是适宜水稻栽插的季节。盆地的夏旱严重与否，和水稻栽插面积的多少，有直接的关系；而栽插的迟早，又与水稻单产的高低密切相关。盆地中部和西部，常有冬干春旱，大雨来临又较迟，有些年份要到</text:span><text:span text:style-name="T11">6</text:span><text:span text:style-name="T12">月大雨才姗姗而来，最晚甚至可迟至</text:span><text:span text:style-name="T11">7</text:span><text:span text:style-name="T12">月。加之常年小满节气雨量不多，平均仅</text:span><text:span text:style-name="T11">40</text:span><text:span text:style-name="T12">毫米左右，自然降雨量不能满足栽秧需水量，使得水源缺乏的盆地中部夏旱更为严重。俗话说：“蓄水如蓄粮”，“保水如保粮”。为了抗御干旱，除了改进耕作栽培措施和加快植树造林外，特别需要注意抓好头年的蓄水保水工作。但是，也要注意可能出现的连续阴雨天气，对小春作物收晒的影响。川西高原山地区，这时多已进入雨季，作物生长旺盛，欣欣向荣。</text:span></text:p>
      <text:h text:style-name="P2" text:outline-level="2"><text:bookmark text:name="10"/><text:bookmark text:name="sub702459_10"/><text:bookmark text:name="芒种"/>芒种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6">芒种是表征麦类等有芒作物的成熟，是一个反映农业物候现象的节气。时至芒种，四川盆地麦收季节已经过去，中稻、红苕移栽接近尾声。大部地区中稻进入返青阶段，秧苗嫩绿，一派生机。“东风染尽三千顷，折鹭飞来无处停”的诗句，生动的描绘了这时田野的秀丽景色。到了芒种时节，盆地内尚未移栽的中稻，应该抓紧栽插；如果再推迟，因气温提高，水稻营养生长期缩短，而且生长阶段又容易遭受干旱和病虫害，产量必然不高。红苕移栽至迟也要赶在夏至之前；如果栽苕过迟，不但干旱的影响会加重，而且待到秋来时温度下降，不利于薯块膨大，产量亦将明显降低。农谚“芒种忙忙栽”的道理就在这里。</text:p>
      <text:h text:style-name="P2" text:outline-level="2"><text:bookmark text:name="11"/><text:bookmark text:name="sub702459_11"/><text:bookmark text:name="夏至"/>夏至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夏至这天，太阳直射北回归线，是北半球一年中白昼最长的一天，四川各地从日出到日没大多为十四小时左右。夏至这虽然白昼最长，太阳高度角最高，但并不是一年中最热的的时候。因为，近地层的热量，这时还在继续积蓄，并没有达到最多之时。过了夏至，我省盆地农业生产因农作物生长旺盛，杂草、病虫迅速滋长蔓延而进入田间管理时期，高原牧区则开始了草肥畜旺的黄金季节。这时，盆地西部雨水量</text:span><text:soft-page-break/><text:span text:style-name="T12">显著增加，使入春以来盆地雨量东多西少的分布形势，逐渐转变为西多东少。如有夏旱，一般这时可望解除。近三十年来，盆地西部</text:span><text:span text:style-name="T11">6 </text:span><text:span text:style-name="T12">月下旬出现大范围洪涝的次数虽不多，但程度却比较严重。因此，要特别注意作好防洪准备。夏至节气是盆地东部全年雨量最多的节气，往后常受副热带高压控制，出现伏旱。为了增强抗旱能力，夺取农业丰收，在这些地区，抢蓄伏前雨水是一项重要措施。夏至以后地面受热强烈，空气对流旺盛，午后至傍晚常易形成雷阵雨。这种热雷雨骤来疾去，降雨范围小，人们称为“夏雨隔田坎”。唐代诗人刘禹锡在四川，曾巧妙地借喻这种天气，写出“东边日出西边雨，道是无晴却有晴”的著名诗句。</text:span></text:p>
      <text:h text:style-name="P2" text:outline-level="2"><text:bookmark text:name="12"/><text:bookmark text:name="sub702459_12"/><text:bookmark text:name="小暑"/>小暑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绿树浓荫，时至小暑。四川盆地小暑时平均气温为</text:span><text:span text:style-name="T11">26℃</text:span><text:span text:style-name="T12">左右，已是盛夏，颇感炎热，但还未到最热的时候。常年</text:span><text:span text:style-name="T11">7</text:span><text:span text:style-name="T12">月中旬，盆地东南低海拔河谷地区，可开始出现日平均气温高于</text:span><text:span text:style-name="T11">30℃</text:span><text:span text:style-name="T12">、日最高气温高于</text:span><text:span text:style-name="T11">35 ℃</text:span><text:span text:style-name="T12">的集中时段，这对杂交水稻抽穗扬花不利。除了事先在作布局上应该充分考虑这个因素外，已经栽插的要采取相应的补救措施。在川西高原北部，此时仍可见霜雪，相当于盆地初春时节景象。小暑前后，盆地西部进入暴雨最多季节，常年</text:span><text:span text:style-name="T11">7</text:span><text:span text:style-name="T12">、</text:span><text:span text:style-name="T11">8</text:span><text:span text:style-name="T12">两月的暴雨日数可占全年的</text:span><text:span text:style-name="T11">75%</text:span><text:span text:style-name="T12">以上，一般为</text:span><text:span text:style-name="T11">3</text:span><text:span text:style-name="T12">天左右。在地势起伏较大的地方，常有山洪暴发，甚至引起泥石流。但在盆地东部，小暑以后因常受副热带高压控制，多连晴高温天气，开始进入伏旱期。我省盆地这一东旱西涝的气候特点，与农业丰歉关系很大，必须及早分别采取抗旱、防洪措施，尽量减轻危害。小暑前后，我省各地进入雷暴最多的季节。雷暴是一种剧烈的天气现象，常与大风、暴雨相伴出现，有时还有冰雹，容易造成灾害，亦须注意预防。</text:span></text:p>
      <text:h text:style-name="P2" text:outline-level="2"><text:bookmark text:name="13"/><text:bookmark text:name="sub702459_13"/><text:bookmark text:name="大暑"/>大暑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暑是炎热的意思。表明它是一年中最热的节气。一般说来，大暑节气是盆地一年中日照最多、气温最高的时期，是盆地西部雨水最丰沛、雷暴最常见、</text:span><text:span text:style-name="T11">30℃</text:span><text:span text:style-name="T12">以上高温日数最集中的时期，也是盆地东部</text:span><text:span text:style-name="T11">35℃</text:span><text:span text:style-name="T12">以上高温出现最频繁的时期。大暑前后气温高本是气候正常的表现，因为较高的气温有利于大春作物扬花灌浆，但是气温过高，农作物生长反而受到抑制，水稻结实率明显下降。盆地西部入伏后，光、热、水都处于一年的高峰期，三者互为促进，形成对大春作物生长的良好气候条件，但是需要注意防洪排涝。盆地东部这时高温长照却往往与少雨相伴出现，不仅会限制光热优势的发挥，还会加剧伏旱对大春作物的不利影响，为了抗御伏旱，除了前期要注意蓄水以外，还应该根据盆地东部的气候特点，改进作物栽培措施，立足于“早”，以趋利避害。燠热的大暑是茉莉、荷花盛开的季节，馨香沁人的茉莉，天气愈热香愈浓郁，给人洁净芬芳的享受。高洁的荷花，不畏烈日骤雨，晨开暮敛，诗人赞美它“映日荷花别样红”，生机勃勃的盛夏，正孕育着丰收。</text:span></text:p>
      <text:h text:style-name="P2" text:outline-level="2"><text:bookmark text:name="14"/><text:bookmark text:name="sub702459_14"/><text:bookmark text:name="立秋"/>立秋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“<text:span text:style-name="T12">立秋之日凉风至”明确地把立秋与天凉联系起来。可见，立秋就是凉爽的秋季开始了。由于各地纬度、海拔高度等的不同，实际上是不可能都在立秋这一天同时进入秋季的。按照气候学上以候（</text:span><text:span text:style-name="T11">5</text:span><text:span text:style-name="T12">天）平均气温在</text:span><text:span text:style-name="T11">10℃</text:span><text:span text:style-name="T12">至</text:span><text:span text:style-name="T11">22℃</text:span><text:span text:style-name="T12">之间为春、 秋的标准，在我国除了那些纬度偏北和海拔较高的地方以外，立秋时多未入秋，仍然处于炎夏之中，即使在东北的大部分地区，这时也还看不到凉风阵阵、黄叶飘飘的秋天景色。对于地处中亚热带的四川盆地来说，常年</text:span><text:span text:style-name="T11">8</text:span><text:span text:style-name="T12">月暑气犹重。气候资料统计表明，盆地要到</text:span><text:span text:style-name="T11">9</text:span><text:span text:style-name="T12">月中、下旬方</text:span><text:soft-page-break/><text:span text:style-name="T12">才先后进入秋季；在全年皆冬或者冬长无夏、春秋相连的高原和高山地区，说不上秋季什么时间开始。立秋以后，我省盆地晚稻拔节孕穗，棉花裂铃吐絮，丝毫不可放松田间管理；中稻、夏玉米进入灌浆成熟阶段，要提防冰雹、大风、暴雨的危害。盆地东部和西部，应该分别继续做好抗旱、防洪工作。立秋后的盆地，时令虽仍属盛夏，但“立秋十天遍地黄”一个金色“秋天”就要到来了。</text:span></text:p>
      <text:h text:style-name="P2" text:outline-level="2"><text:bookmark text:name="15"/><text:bookmark text:name="sub702459_15"/><text:bookmark text:name="处暑"/>处暑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处暑是反映气温变化的一个节气。“处”含有躲藏、终止意思，“处暑”表示炎热暑天结束了。我省盆地处平均气温一般较立秋降低</text:span><text:span text:style-name="T11">1.5℃</text:span><text:span text:style-name="T12">左右，个别年份</text:span><text:span text:style-name="T11">8</text:span><text:span text:style-name="T12">月下旬盆地西部可能出现连续</text:span><text:span text:style-name="T11">3</text:span><text:span text:style-name="T12">天以上日平均气温在</text:span><text:span text:style-name="T11">23℃</text:span><text:span text:style-name="T12">以下的低温，影响杂交水稻开花。但是，由于盆地处暑时仍基本上受夏季风控制，所以还常有盆地西部最高气温高于</text:span><text:span text:style-name="T11">30℃</text:span><text:span text:style-name="T12">、盆地东部高于</text:span><text:span text:style-name="T11">35℃</text:span><text:span text:style-name="T12">的天气出现。特别是长江沿岸低海拔地区，在伏旱延续的年份里，更感到“秋老虎”的余威。川西高原进入处暑秋意正浓，海拔</text:span><text:span text:style-name="T11">3500</text:span><text:span text:style-name="T12">米以上已呈初冬景象，牧草渐萎，霜雪日增。处暑是我省盆地雨量分布由西多东少向东多西少转换的前期。这时盆地中部的雨量常是一年里的次高点，比大暑或白露时为多。因此，为了保证冬春农田用水，必须认真抓好这段时间的蓄水工作。高原地区处暑至秋分会出现连续阴雨水天气，地农牧业生产不利。我省盆地这时也正是收获中稻的大忙时节。一般年辰处暑节气内，盆地日照仍然比较充足，除了盆地西部以外，雨日不多，有利于中稻割晒和棉花吐絮。可是少数年份也有如杜诗所说“三伏适已过，骄阳化为霖”的景况，秋绵雨会提前到来。所以要特别注意天气预报，做好充分准备，抓住每个晴好天气，不失时机地搞好抢收抢晒。</text:span></text:p>
      <text:h text:style-name="P2" text:outline-level="2"><text:bookmark text:name="16"/><text:bookmark text:name="sub702459_16"/><text:bookmark text:name="白露"/>白露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露是由于温度降低，水汽在地面或近地物体上凝结而成的水珠。所以，白露实际上是表征天气已经转凉。我省盆地二十四节气的气候中，白露有着气温迅速下降、绵雨开始、日照骤减的明显特点，深刻地反映出由夏到秋的季节转换。盆地常年白露期间的平均气温比处暑要低</text:span><text:span text:style-name="T11">3℃</text:span><text:span text:style-name="T12">左右，大部地区候</text:span><text:span text:style-name="T11">(5</text:span><text:span text:style-name="T12">天</text:span><text:span text:style-name="T11">)</text:span><text:span text:style-name="T12">平均气温先后降至</text:span><text:span text:style-name="T11">22℃</text:span><text:span text:style-name="T12">以下。按气候学划分四季的标准，时序开始进入秋季。盆地秋雨多出现于白露至霜降前，以岷江、青衣江中下游地区最多，盆地中部相对较少。“滥了白露，天天走溜路”的农谚，虽然不能以白露这一天是否有雨水来作天气预报，但是，一般白露节前后确实常有一段连阴雨天气；而且，自此盆地降雨多具有强度小、雨日多、常连绵的特点了。与此相应，盆地白露期间日照较处暑骤减一半左右，递减趋势一直持续到冬季。白露时节的上述气候特点，对晚稻抽穗扬花和棉桃爆桃是不利的，也影响中稻的收割和翻晒，所以农谚有“白露天气晴，谷米白如银”的说法。充分认识白露气候特点，并且采取相应的农技措施，才能减轻或避免秋雨危害。另一方面，也要趁雨抓紧蓄水，特别是盆地东部的白露是继小满、夏至后又一个雨量较多的节气，更不要错过良好时机。</text:span></text:p>
      <text:h text:style-name="P2" text:outline-level="2"><text:bookmark text:name="17"/><text:bookmark text:name="sub702459_17"/><text:bookmark text:name="秋分"/>秋分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7"><text:span text:style-name="T3">秋分是表征季节变化的节气。秋分这天，太阳位于</text:span><text:a xlink:type="simple" xlink:href="https://baike.baidu.com/item/黄经" office:target-frame-name="_blank" xlink:show="new" text:style-name="Internet_20_link" text:visited-style-name="Visited_20_Internet_20_Link"><text:span text:style-name="T9">黄经</text:span></text:a><text:span text:style-name="T5">180</text:span><text:span text:style-name="T3">度，阳光几乎直射赤道，昼夜几乎等长。这时，四川盆地候温普遍降至</text:span><text:span text:style-name="T5">22℃</text:span><text:span text:style-name="T3">以下，进入了凉爽的秋季。“一场秋雨一场寒”。一股股南下的冷空气，与逐渐衰减的暖湿空气相遇，产生一次次降雨，气温也一次次下降。在川西高原北部，日最低气温降到</text:span><text:span text:style-name="T5">0℃</text:span><text:span text:style-name="T3">以下，已经可见到漫天絮飞舞、大地素裹银装的壮丽雪景。秋分以后，我省雨量明显减少，暴雨、大雨一般很少出现；不过，降雨日数却反而有所增加，常常阴雨连绵，夜雨率也较高。唐代著名诗人李商</text:span><text:soft-page-break/><text:span text:style-name="T3">隐“巴山夜雨涨秋池”的名句，生动形象地描绘出四川秋多夜雨的气候特色。我省盆地和凉山州秋多绵雨，湿害严重，对秋收、秋耕和秋种影响颇大。要抢晴收晒，理墒防渍，抓好“三秋”生产的质量和进度。同时，还要充分利用秋季阴雨寡照、土土壤墒情较好的气象条件，不失时机地大搞植树造林，努力提高树苗成活率。</text:span></text:p>
      <text:h text:style-name="P2" text:outline-level="2"><text:bookmark text:name="18"/><text:bookmark text:name="sub702459_18"/><text:bookmark text:name="寒露"/>寒露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古代把露作为天气转凉变冷的表征。仲秋白露节气“露凝而白”，至季秋寒露时已是“露气寒冷，将凝结”为霜了。这时，我省各地气温继续下降。盆地日平均气温多不到</text:span><text:span text:style-name="T11">20℃</text:span><text:span text:style-name="T12">，即使在长江沿岸地区，水银柱也很难升到</text:span><text:span text:style-name="T11">30℃</text:span><text:span text:style-name="T12">以上，而最低气温却可降至</text:span><text:span text:style-name="T11">10℃</text:span><text:span text:style-name="T12">以下。川西高原除了少数河谷低地以外，候（</text:span><text:span text:style-name="T11">5</text:span><text:span text:style-name="T12">天）平均气温普遍低于</text:span><text:span text:style-name="T11">10℃</text:span><text:span text:style-name="T12">，用气候学划分四季的标准衡量，已是冬季了。千里霜铺，万里雪飘，与盆地秋色迥然不同。常年寒露期间，盆地雨量亦日趋减少。盆地西部多在</text:span><text:span text:style-name="T11">20</text:span><text:span text:style-name="T12">毫米上下，东部一般为</text:span><text:span text:style-name="T11">30</text:span><text:span text:style-name="T12">至</text:span><text:span text:style-name="T11">40</text:span><text:span text:style-name="T12">毫米左右。绵雨甚频，朝朝暮暮，溟溟霏霏，影响“三秋”生产，成为我省盆地的一种灾害性天气。伴随着绵雨的气候特征是：湿度大，云量多，日照少，阴天多，雾日亦自此显著增加。但是，秋绵雨严重与否，直接影响“三秋”的进度与质量。为此，一方面，要利用天气预报，抢晴天收获和播种；另一方面，也要因地制宜，采取深沟高厢等各种有效的耕作措施，减轻湿害，提高播种质量。在高原地区，寒露前后是雪害最严重的季节之一，积雪阻塞交通，危害畜牧业生产，应该注意预防。</text:span></text:p>
      <text:h text:style-name="P2" text:outline-level="2"><text:bookmark text:name="19"/><text:bookmark text:name="sub702459_19"/><text:bookmark text:name="霜降"/>霜降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霜降节气含有天气渐冷、开始降霜的意思。纬度偏南的四川盆地，平均气温多在</text:span><text:span text:style-name="T11">16℃</text:span><text:span text:style-name="T12">左右，离初霜日期还有三个节气。在盆地南部河谷地带，则要到隆冬时节，才能见霜。当然，即使在纬度相同的地方，由于海拔高度和地形不同，贴地层空气的温度和湿度有差异，初霜期和霜日数也就不一样了。用科学的眼光来看，“露结为霜”的说法是不准确的。露滴冻结而成的冻露，是坚硬的小冰珠。而霜冻是指由于温度剧降而引起的作物冻害现象，其致害温度因作物、品种和生育期的不同而异；而形成霜，则必须地面或地物的温度降到</text:span><text:span text:style-name="T11">0 ℃</text:span><text:span text:style-name="T12">以下，并且贴地层中空气中的水汽含量要达到一定程度。因此，发生霜冻时不一定出现霜，出现霜时也不一定就有霜冻发生。但是，因为见霜时的温度已经比较低，要是继续冷却，便很容易导致霜冻的发生。霜降过后，我省盆地开始大量收挖红苕。若收挖过早，苕块尚未充分膨大，就会影响产量；但收挖过迟，有可能遭受早霜冻危害，苕块受冻变质，不耐贮藏，故适时挖苕很重要。北宋大文学家苏轼有诗曰：“千树扫作一番黄，只有芙蓉独自芳。”四川盆地气候温和，霜降期间，田畴青葱，橙黄桔绿，秋菊竞放，一树树芙蓉盛开，把富饶的“天府”打扮得更加艳丽。</text:span></text:p>
      <text:h text:style-name="P2" text:outline-level="2"><text:bookmark text:name="20"/><text:bookmark text:name="sub702459_20"/><text:bookmark text:name="立冬"/>立冬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说到“冬”，自然就会联想到冷。“立，建始也”，表示冬季自此开始。“立冬之日，水始冰，地始冻”。现在，人们常以凛冽北风，寒冷的霜雪，作为冬天的象征。我省盆地亦霜雪稀少，所以，在气候学上，不固定以“立冬”这天作为各地冬季的开始，而是以气温来划分季节，即候（</text:span><text:span text:style-name="T11">5</text:span><text:span text:style-name="T12">天）平均气温低于</text:span><text:span text:style-name="T11">10℃</text:span><text:span text:style-name="T12">为冬季，这样就比较节合当时的物候景观。立冬时节的我省盆地，仍处于“三秋”繁忙时期，平均气温一般为</text:span><text:span text:style-name="T11">12℃</text:span><text:span text:style-name="T12">至</text:span><text:span text:style-name="T11">15℃</text:span><text:span text:style-name="T12">。绵雨业已结束。气候条件适宜于油菜移栽。生长期较短而春性较强的小麦也要抓播种，因为立冬后期多有强冷空气侵袭，气温常有较大幅度下降，如果播后气温低，出苗缓慢，分孽不足，就会影响产</text:span><text:soft-page-break/><text:span text:style-name="T12">量。红苕在日平均气温低于</text:span><text:span text:style-name="T11">15℃</text:span><text:span text:style-name="T12">时，生长已渐趋停止，应该及时收获。盆地西北部个别年份立冬曾出现过早霜，更要早挖窖，免冻害。高原地区这时已是干季，湿度迅减，风速渐增，对森林火险必须高度警惕。</text:span></text:p>
      <text:h text:style-name="P2" text:outline-level="2"><text:bookmark text:name="21"/><text:bookmark text:name="sub702459_21"/><text:bookmark text:name="小雪"/>小雪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小雪表示降雪的起始时间和程度。雪是寒冷天气的产物。小雪节气，四川盆地北部开始进入冬季。“荷尽已无擎雨盖，菊残犹有霜枝”</text:span><text:span text:style-name="T11">,</text:span><text:span text:style-name="T12">已呈初冬景象。 因为北面有秦岭、大巴山屏障，阻挡冷空气入侵，刹减了寒潮的严威，致使盆地“冬暖”显著。全年降雪日数多在</text:span><text:span text:style-name="T11">5</text:span><text:span text:style-name="T12">天以下，比同纬度的长江中、下游地区少得多。大雪以前降雪的机会极少，即使隆冬时节，也难得观赏到“千树万树梨花开”的迷人景色。由于盆地冬季近地面层气温常保持在</text:span><text:span text:style-name="T11">0℃</text:span><text:span text:style-name="T12">以上，所以积雪比降雪更不容易。偶尔虽见天空“纷纷扬扬”</text:span><text:span text:style-name="T11">,</text:span><text:span text:style-name="T12">却不见地上“碎琼乱玉”。然而，在寒冷的川西高原，常年</text:span><text:span text:style-name="T11">10</text:span><text:span text:style-name="T12">月一般就开始降雪了。高原西北部全年降雪日数可达</text:span><text:span text:style-name="T11">60</text:span><text:span text:style-name="T12">天以上，一些高寒地区全年都有降雪的可能。小雪期间，盆地西北部一般可见初霜，要预防霜冻对农作物的危害。甘、阿两州北部，最低气温多在零下</text:span><text:span text:style-name="T11">15℃</text:span><text:span text:style-name="T12">左右，应该做好牲畜的防寒保暖工作。</text:span></text:p>
      <text:h text:style-name="P2" text:outline-level="2"><text:bookmark text:name="22"/><text:bookmark text:name="sub702459_22"/><text:bookmark text:name="大雪"/>大雪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“<text:span text:style-name="T12">大雪”表明这时降雪开始大起来了。四川盆地冬季气候温和而少雨雪，平均气温较长江中下游地区约高</text:span><text:span text:style-name="T11">2℃</text:span><text:span text:style-name="T12">至</text:span><text:span text:style-name="T11">4℃</text:span><text:span text:style-name="T12">，雨量仅占全年的</text:span><text:span text:style-name="T11">5%</text:span><text:span text:style-name="T12">左右。偶有降雪，大多出现在</text:span><text:span text:style-name="T11">1</text:span><text:span text:style-name="T12">、</text:span><text:span text:style-name="T11">2</text:span><text:span text:style-name="T12">月份；地面积雪三、五年难见到一次。如果能够目睹大地白雪皑垲，绿树披银饰玉，常是终身难忘的趣事。“瑞雪兆丰年”，是我国广为流传的农谚。在北方，一层厚厚而疏松的积雪，象给小麦盖御寒的棉被。雪中所含的氮化合物比雨水多</text:span><text:span text:style-name="T11">4</text:span><text:span text:style-name="T12">倍，积雪慢慢融化后渗入土中，能增加土壤中的氮素，易被农作物吸收利用。雪水温度低，能冻死地表层越冬的害虫，也给农业生产带来好处。但是，在南方，雪后如逢晴夜，地面热量散失较多，则会出现冻害，使豌、胡豆等作物受到一定损失。我省盆地平均气温尚多在</text:span><text:span text:style-name="T11">8℃</text:span><text:span text:style-name="T12">至</text:span><text:span text:style-name="T11">9℃</text:span><text:span text:style-name="T12">，小麦油菜仍可缓慢生长，需要加强田间管理，预防冻害。大雪期间，盆地降水多在</text:span><text:span text:style-name="T11">15</text:span><text:span text:style-name="T12">毫米以下，盆地西部更不足</text:span><text:span text:style-name="T11">5 </text:span><text:span text:style-name="T12">毫米，已是“冬干”时期。这时，盆地气候还有多雾的特点，一般</text:span><text:span text:style-name="T11">12</text:span><text:span text:style-name="T12">月是雾日最多的月份。雾通常出现在夜间无云或少云的清晨，气象学称之为辐射雾。俗话：“十雾九晴”。雾多在午前消散，午后的阳光会显得格外温暖。</text:span></text:p>
      <text:h text:style-name="P2" text:outline-level="2"><text:bookmark text:name="23"/><text:bookmark text:name="sub702459_23"/><text:bookmark text:name="冬至"/>冬至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冬至是按天文划分的节气，古称“日短”、“日短至”。冬至这天，太阳位于黄经</text:span><text:span text:style-name="T11">270</text:span><text:span text:style-name="T12">度，阳光几乎直射南回归线，是北半球一年中白昼最短的一天。我省各地日出到日没有</text:span><text:span text:style-name="T11">10</text:span><text:span text:style-name="T12">小时左右。冬至以后，随着地球在绕日轨道上运行，阳光直射地带便逐渐北移，使北半球白天渐增长，夜晚逐渐缩短。冬至日虽基太阳高工最低，日照时间最短，地面吸收的热量比散失的热量少，但是地面过去长期积累的热量，还在继续散失，近地层气温尚未降至最低，所以这时还不是一年中最冷的时候。过了冬至，虽然昼渐长，夜渐短，但是在短期内仍然是昼短夜长，地面每天吸收的热量，还是比散失的热量少，所以气温并没有立即回升之势。群众中习惯自冬至起“数九”，每九天为一个“九”。到“三九”前后，地面积蓄的热量最少，天气也最冷，所以说“冷在三九”。天文学上把冬至作为冬季的开始，这对于我国多数地区来说，显然偏迟。冬至期间，川西高原平均气温普遍在</text:span><text:span text:style-name="T11">0℃</text:span><text:span text:style-name="T12">以下，四川盆地也只有</text:span><text:span text:style-name="T11">6℃</text:span><text:span text:style-name="T12">至</text:span><text:span text:style-name="T11">8℃</text:span><text:span text:style-name="T12">左右。不过，川西南低海拔河谷地区，即使在当地最冷的</text:span><text:span text:style-name="T11">1</text:span><text:span text:style-name="T12">月上旬，平均气温仍然在</text:span><text:span text:style-name="T11">10℃</text:span><text:span text:style-name="T12">以上，真可谓秋去春平，全年无冬。</text:span></text:p>
      <text:h text:style-name="P2" text:outline-level="2"><text:bookmark text:name="24"/><text:bookmark text:name="sub702459_24"/><text:bookmark text:name="小寒"/><text:soft-page-break/>小寒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寒即寒冷，小寒表示寒冷的程度。俗话说，“冷在三九”。“三九”多在</text:span><text:span text:style-name="T11">1</text:span><text:span text:style-name="T12">月</text:span><text:span text:style-name="T11">9</text:span><text:span text:style-name="T12">日至</text:span><text:span text:style-name="T11">17</text:span><text:span text:style-name="T12">日，也恰在小寒节气内。但这只是一般规律，少数年份大寒也可能比小寒冷。而人们记忆犹新的</text:span><text:span text:style-name="T11">1975</text:span><text:span text:style-name="T12">年冬，气温最低的节气竟是大雪哩！我省盆地冬暖显著，隆冬</text:span><text:span text:style-name="T11">1</text:span><text:span text:style-name="T12">月，三峡以东霜雪交侵，常有冰冻，最低气温在零下</text:span><text:span text:style-name="T11">10℃</text:span><text:span text:style-name="T12">左右。而盆地北部最低气温却很少低于零下</text:span><text:span text:style-name="T11">5℃</text:span><text:span text:style-name="T12">，盆地南部</text:span><text:span text:style-name="T11">0℃</text:span><text:span text:style-name="T12">以下的低温更不多见。我省隆冬最冷的地区是川北高原北部，最低气温在可达零下</text:span><text:span text:style-name="T11">30℃</text:span><text:span text:style-name="T12">左右，天寒地冻，滴水成冰。川西南低海拔河谷地带，则是我省隆冬最暖的地方，</text:span><text:span text:style-name="T11">1</text:span><text:span text:style-name="T12">月平均气温在</text:span><text:span text:style-name="T11">12℃</text:span><text:span text:style-name="T12">左右，只有很少年份可能出现</text:span><text:span text:style-name="T11">0℃</text:span><text:span text:style-name="T12">以下的低温。加之逆温效应十分显著，所以香蕉、芒果等热带水果能够良好生长。盆地冬季最低气温不低，有利于不春生产，也适宜发展多种经营。“受命不迁，生南国兮”的柑桔，生长一般要求最低气温不低于零下</text:span><text:span text:style-name="T11">5℃</text:span><text:span text:style-name="T12">、年温高于</text:span><text:span text:style-name="T11">15℃</text:span><text:span text:style-name="T12">，盆地内绝大多数地区都能满足，副热带植物也几乎应有尽有。四川号称“天府之国”，得天独厚的气候条件，应当是一个很重要的因素。</text:span></text:p>
      <text:h text:style-name="P2" text:outline-level="2"><text:bookmark text:name="25"/><text:bookmark text:name="sub702459_25"/><text:bookmark text:name="大寒"/>大寒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5"><text:span text:style-name="T12">同小寒一样，大寒也是表征天气寒冷程度的节气。近代气象观测几记录虽然表明，在我国绝大部分地区，大寒不如小寒冷，但是，在某些年份和沿海少数地方，全年最低气温仍然会出现在大寒节气内。大寒时节，我省盆地平均气温多为</text:span><text:span text:style-name="T11">6℃</text:span><text:span text:style-name="T12">至</text:span><text:span text:style-name="T11">8℃</text:span><text:span text:style-name="T12">，比小寒高出近</text:span><text:span text:style-name="T11">1℃</text:span><text:span text:style-name="T12">。“小寒大寒，冷成一团”的谚话，说明大寒节气也是一年中的寒冷时期。所以，继续做好农作物防寒工作，特别应注意保护牲畜安全过冬。</text:span></text:p>
      <text:p text:style-name="P6">对于某些作物来说，在一定生育期内需要有适当的低温。冬性较强的小麦、油菜，通过春化阶段就要求较低的温度，否则不能正常生长发育。我省盆地常年冬暖，过早播种的小麦、油菜，往往长势太旺，提前拔节、抽苔，抗寒能力大大减弱，容易遭受低温霜冻的危害。可见，因地制宜选择作物品种，适时播栽，并采取有效的促进和控制措施，乃是夺取高产的重要一环。</text:p>
      <text:p text:style-name="P5"><text:span text:style-name="T12">小寒、大寒是一年中雨水最少的时段。常年大寒节气，我省雨量仅较前期略有增加，盆地大部分地区为</text:span><text:span text:style-name="T11">5</text:span><text:span text:style-name="T12">至</text:span><text:span text:style-name="T11">10</text:span><text:span text:style-name="T12">毫米，川西高原山地一般只有</text:span><text:span text:style-name="T11">1</text:span><text:span text:style-name="T12">至</text:span><text:span text:style-name="T11">5</text:span><text:span text:style-name="T12">毫米。省境东、西两部雨量虽然差异不大，但是东部云密雾重，西部阳光灿烂，天气迥然不同。盆地冬干，越冬作的这段时间耗水量较小，农田水分供求矛盾一般并不突出。不过，“苦寒勿怨天雨雪，雪来遗到明年麦。”在雨雪稀少的情况下，不同地区按照不同的耕作习惯和条件，适时浇灌，对小春作物生长无疑是大有好处的。</text:span></text:p>
      <text:p text:style-name="Standard"/>
      <text:p text:style-name="Standard"/>
      <text:h text:style-name="P1" text:outline-level="2">二十四节气诗</text:h>
      <text:p text:style-name="P4"><text:a xlink:type="simple" xlink:href="javascript:;" text:style-name="Internet_20_link" text:visited-style-name="Visited_20_Internet_20_Link"><text:span text:style-name="T7">编辑</text:span></text:a></text:p>
      <text:p text:style-name="P7"><text:span text:style-name="T6">1</text:span><text:span text:style-name="T4">、《</text:span><text:a xlink:type="simple" xlink:href="https://baike.baidu.com/item/立春/19361270" office:target-frame-name="_blank" xlink:show="new" text:style-name="Internet_20_link" text:visited-style-name="Visited_20_Internet_20_Link"><text:span text:style-name="T10">立春</text:span></text:a><text:span text:style-name="T4">》（</text:span><text:a xlink:type="simple" xlink:href="https://baike.baidu.com/item/左河水" office:target-frame-name="_blank" xlink:show="new" text:style-name="Internet_20_link" text:visited-style-name="Visited_20_Internet_20_Link"><text:span text:style-name="T10">左河水</text:span></text:a><text:span text:style-name="T4">）</text:span></text:p>
      <text:p text:style-name="P6">东风带雨逐西风，大地阳和暖气生。万物苏萌山水醒，农家岁首又谋耕。</text:p>
      <text:p text:style-name="P7"><text:span text:style-name="T5">2</text:span><text:span text:style-name="T3">、</text:span><text:a xlink:type="simple" xlink:href="https://baike.baidu.com/item/雨水/19816785" office:target-frame-name="_blank" xlink:show="new" text:style-name="Internet_20_link" text:visited-style-name="Visited_20_Internet_20_Link"><text:span text:style-name="T9">雨水</text:span></text:a><text:span text:style-name="T3">（左河水）</text:span></text:p>
      <text:p text:style-name="P6"><text:soft-page-break/>南湿北冷两交锋，乍暖还寒斗雨风。一夜返青千里麦，万山润遍动无声。</text:p>
      <text:p text:style-name="P7"><text:span text:style-name="T5">3</text:span><text:span text:style-name="T3">、</text:span><text:a xlink:type="simple" xlink:href="https://baike.baidu.com/item/惊蛰/19435902" office:target-frame-name="_blank" xlink:show="new" text:style-name="Internet_20_link" text:visited-style-name="Visited_20_Internet_20_Link"><text:span text:style-name="T9">惊蛰</text:span></text:a></text:p>
      <text:p text:style-name="P6">一声霹雳醒蛇虫，几阵潇潇染绿红。九九江南风送暖，融融翠野启春耕。</text:p>
      <text:p text:style-name="P7"><text:span text:style-name="T5">4</text:span><text:span text:style-name="T3">、</text:span><text:a xlink:type="simple" xlink:href="https://baike.baidu.com/item/春分/19138269" office:target-frame-name="_blank" xlink:show="new" text:style-name="Internet_20_link" text:visited-style-name="Visited_20_Internet_20_Link"><text:span text:style-name="T9">春分</text:span></text:a></text:p>
      <text:p text:style-name="P6">风雷送暖入中春，桃柳着装日日新。赤道金阳直射面，白天黑夜两均分。</text:p>
      <text:p text:style-name="P7"><text:span text:style-name="T5">5</text:span><text:span text:style-name="T3">、</text:span><text:a xlink:type="simple" xlink:href="https://baike.baidu.com/item/清明/19156579" office:target-frame-name="_blank" xlink:show="new" text:style-name="Internet_20_link" text:visited-style-name="Visited_20_Internet_20_Link"><text:span text:style-name="T9">清明</text:span></text:a></text:p>
      <text:p text:style-name="P6">年欢未尽又清明，雨燕声咽柳失魂。寂静青山人陡涌，冥钱纸烛祭先陵。</text:p>
      <text:p text:style-name="P7"><text:span text:style-name="T5">6</text:span><text:span text:style-name="T3">、</text:span><text:a xlink:type="simple" xlink:href="https://baike.baidu.com/item/谷雨/19582355" office:target-frame-name="_blank" xlink:show="new" text:style-name="Internet_20_link" text:visited-style-name="Visited_20_Internet_20_Link"><text:span text:style-name="T9">谷雨</text:span></text:a></text:p>
      <text:p text:style-name="P6">雨频霜断气清和，柳绿茶香燕弄梭。布谷啼播春暮日，栽插种管事诸多。</text:p>
      <text:p text:style-name="P7"><text:span text:style-name="T6">7</text:span><text:span text:style-name="T4">、《</text:span><text:a xlink:type="simple" xlink:href="https://baike.baidu.com/item/立夏/19815684" office:target-frame-name="_blank" xlink:show="new" text:style-name="Internet_20_link" text:visited-style-name="Visited_20_Internet_20_Link"><text:span text:style-name="T10">立夏</text:span></text:a><text:span text:style-name="T4">》（</text:span><text:a xlink:type="simple" xlink:href="https://baike.baidu.com/item/左河水" office:target-frame-name="_blank" xlink:show="new" text:style-name="Internet_20_link" text:visited-style-name="Visited_20_Internet_20_Link"><text:span text:style-name="T10">左河水</text:span></text:a><text:span text:style-name="T4">）</text:span></text:p>
      <text:p text:style-name="P7"><text:span text:style-name="T3">南国似暑北国春，绿秀江淮万木荫。时病时虫人撒药。忽寒</text:span><text:a xlink:type="simple" xlink:href="https://baike.baidu.com/item/忽" office:target-frame-name="_blank" xlink:show="new" text:style-name="Internet_20_link" text:visited-style-name="Visited_20_Internet_20_Link"><text:span text:style-name="T9">忽</text:span></text:a><text:span text:style-name="T3">热药搪人。</text:span></text:p>
      <text:p text:style-name="P7"><text:span text:style-name="T5">8</text:span><text:span text:style-name="T3">、</text:span><text:a xlink:type="simple" xlink:href="https://baike.baidu.com/item/小满/19820220" office:target-frame-name="_blank" xlink:show="new" text:style-name="Internet_20_link" text:visited-style-name="Visited_20_Internet_20_Link"><text:span text:style-name="T9">小满</text:span></text:a></text:p>
      <text:p text:style-name="P6">江南沃野过插秧，江北麦麸便灌浆。西子湖边人好客，茶商后脚款丝商。</text:p>
      <text:p text:style-name="P7"><text:span text:style-name="T5">9</text:span><text:span text:style-name="T3">、</text:span><text:a xlink:type="simple" xlink:href="https://baike.baidu.com/item/芒种/19725770" office:target-frame-name="_blank" xlink:show="new" text:style-name="Internet_20_link" text:visited-style-name="Visited_20_Internet_20_Link"><text:span text:style-name="T9">芒种</text:span></text:a></text:p>
      <text:p text:style-name="P6">艳阳辣辣卸衣装，梅雨潇潇涨柳塘。南岭四邻禾壮日，大江两岸麦收忙。</text:p>
      <text:p text:style-name="P7"><text:span text:style-name="T5">10</text:span><text:span text:style-name="T3">、</text:span><text:a xlink:type="simple" xlink:href="https://baike.baidu.com/item/夏至/19762487" office:target-frame-name="_blank" xlink:show="new" text:style-name="Internet_20_link" text:visited-style-name="Visited_20_Internet_20_Link"><text:span text:style-name="T9">夏至</text:span></text:a></text:p>
      <text:p text:style-name="P6">火轮渐近暑徘徊，一夜生阴夏九来。 知了不知耕种苦，坐闲枝上唱开怀。</text:p>
      <text:p text:style-name="P7"><text:span text:style-name="T5">11</text:span><text:span text:style-name="T3">、</text:span><text:a xlink:type="simple" xlink:href="https://baike.baidu.com/item/小暑/19819202" office:target-frame-name="_blank" xlink:show="new" text:style-name="Internet_20_link" text:visited-style-name="Visited_20_Internet_20_Link"><text:span text:style-name="T9">小暑</text:span></text:a></text:p>
      <text:p text:style-name="P6">地煮天蒸望雨风，偶得雷暴半圆虹。旱南涝北新天壤，总有荷塘色味同。</text:p>
      <text:p text:style-name="P7"><text:span text:style-name="T5">12</text:span><text:span text:style-name="T3">、</text:span><text:a xlink:type="simple" xlink:href="https://baike.baidu.com/item/大暑/19148956" office:target-frame-name="_blank" xlink:show="new" text:style-name="Internet_20_link" text:visited-style-name="Visited_20_Internet_20_Link"><text:span text:style-name="T9">大暑</text:span></text:a></text:p>
      <text:p text:style-name="P6">日盛三伏暑气熏，坐闲两厌是蝇蚊。纵逢战鼓云中起，箭射荷花若洒金。</text:p>
      <text:p text:style-name="P7"><text:span text:style-name="T6">13</text:span><text:span text:style-name="T4">、《</text:span><text:a xlink:type="simple" xlink:href="https://baike.baidu.com/item/立秋/19825475" office:target-frame-name="_blank" xlink:show="new" text:style-name="Internet_20_link" text:visited-style-name="Visited_20_Internet_20_Link"><text:span text:style-name="T10">立秋</text:span></text:a><text:span text:style-name="T4">》（</text:span><text:a xlink:type="simple" xlink:href="https://baike.baidu.com/item/左河水" office:target-frame-name="_blank" xlink:show="new" text:style-name="Internet_20_link" text:visited-style-name="Visited_20_Internet_20_Link"><text:span text:style-name="T10">左河水</text:span></text:a><text:span text:style-name="T4">）</text:span></text:p>
      <text:p text:style-name="P7"><text:span text:style-name="T3">一叶梧桐一报</text:span><text:a xlink:type="simple" xlink:href="https://baike.baidu.com/item/秋" office:target-frame-name="_blank" xlink:show="new" text:style-name="Internet_20_link" text:visited-style-name="Visited_20_Internet_20_Link"><text:span text:style-name="T9">秋</text:span></text:a><text:span text:style-name="T3">，稻花田里话丰收。虽非盛</text:span><text:a xlink:type="simple" xlink:href="https://baike.baidu.com/item/夏" office:target-frame-name="_blank" xlink:show="new" text:style-name="Internet_20_link" text:visited-style-name="Visited_20_Internet_20_Link"><text:span text:style-name="T9">夏</text:span></text:a><text:span text:style-name="T3">还伏虎，更有寒蝉唱不休。</text:span></text:p>
      <text:p text:style-name="P7"><text:span text:style-name="T5">14</text:span><text:span text:style-name="T3">、</text:span><text:a xlink:type="simple" xlink:href="https://baike.baidu.com/item/处暑/19826715" office:target-frame-name="_blank" xlink:show="new" text:style-name="Internet_20_link" text:visited-style-name="Visited_20_Internet_20_Link"><text:span text:style-name="T9">处暑</text:span></text:a></text:p>
      <text:p text:style-name="P6">一度暑出处暑时，秋风送爽已觉迟。日移南径斜辉里，割稻陌阡车马驰。</text:p>
      <text:p text:style-name="P7"><text:span text:style-name="T5">15</text:span><text:span text:style-name="T3">、</text:span><text:a xlink:type="simple" xlink:href="https://baike.baidu.com/item/白露/19827069" office:target-frame-name="_blank" xlink:show="new" text:style-name="Internet_20_link" text:visited-style-name="Visited_20_Internet_20_Link"><text:span text:style-name="T9">白露</text:span></text:a></text:p>
      <text:p text:style-name="P6">衰荷滚玉闪晶光，一夜西风一夜凉。雁阵声声蚊欲静，枣红点点桂流香。</text:p>
      <text:p text:style-name="P7"><text:span text:style-name="T5">16</text:span><text:span text:style-name="T3">、</text:span><text:a xlink:type="simple" xlink:href="https://baike.baidu.com/item/秋分/19165317" office:target-frame-name="_blank" xlink:show="new" text:style-name="Internet_20_link" text:visited-style-name="Visited_20_Internet_20_Link"><text:span text:style-name="T9">秋分</text:span></text:a></text:p>
      <text:p text:style-name="P6">暑退秋澄气转凉，日光夜色两均长。银棉金稻 千重秀，丹桂小菊万里香。</text:p>
      <text:p text:style-name="P7"><text:soft-page-break/><text:span text:style-name="T5">17</text:span><text:span text:style-name="T3">、</text:span><text:a xlink:type="simple" xlink:href="https://baike.baidu.com/item/寒露/19825598" office:target-frame-name="_blank" xlink:show="new" text:style-name="Internet_20_link" text:visited-style-name="Visited_20_Internet_20_Link"><text:span text:style-name="T9">寒露</text:span></text:a></text:p>
      <text:p text:style-name="P6">天高昼暖夜来凉，草木萧疏梧落黄。日享菊香播小麦，夜尝梨贝养脾肠。</text:p>
      <text:p text:style-name="P7"><text:span text:style-name="T5">18</text:span><text:span text:style-name="T3">、</text:span><text:a xlink:type="simple" xlink:href="https://baike.baidu.com/item/霜降/19831621" office:target-frame-name="_blank" xlink:show="new" text:style-name="Internet_20_link" text:visited-style-name="Visited_20_Internet_20_Link"><text:span text:style-name="T9">霜降</text:span></text:a></text:p>
      <text:p text:style-name="P7"><text:span text:style-name="T3">一朝秋暮</text:span><text:a xlink:type="simple" xlink:href="https://baike.baidu.com/item/露" office:target-frame-name="_blank" xlink:show="new" text:style-name="Internet_20_link" text:visited-style-name="Visited_20_Internet_20_Link"><text:span text:style-name="T9">露</text:span></text:a><text:span text:style-name="T3">成霜，几份凝结几份阳。荷败千池萧瑟岸</text:span><text:span text:style-name="T5">,</text:span><text:span text:style-name="T3">棉白万顷采收忙。</text:span></text:p>
      <text:p text:style-name="P7"><text:span text:style-name="T6">19</text:span><text:span text:style-name="T4">、《</text:span><text:a xlink:type="simple" xlink:href="https://baike.baidu.com/item/立冬/19920086" office:target-frame-name="_blank" xlink:show="new" text:style-name="Internet_20_link" text:visited-style-name="Visited_20_Internet_20_Link"><text:span text:style-name="T10">立冬</text:span></text:a><text:span text:style-name="T4">》（</text:span><text:a xlink:type="simple" xlink:href="https://baike.baidu.com/item/左河水" office:target-frame-name="_blank" xlink:show="new" text:style-name="Internet_20_link" text:visited-style-name="Visited_20_Internet_20_Link"><text:span text:style-name="T10">左河水</text:span></text:a><text:span text:style-name="T4">）</text:span></text:p>
      <text:p text:style-name="P6">北风往复几寒凉，疏木摇空半绿黄。四野修堤防旱涝，万家晒场备冬藏。</text:p>
      <text:p text:style-name="P7"><text:span text:style-name="T5">20</text:span><text:span text:style-name="T3">、</text:span><text:a xlink:type="simple" xlink:href="https://baike.baidu.com/item/小雪/19922557" office:target-frame-name="_blank" xlink:show="new" text:style-name="Internet_20_link" text:visited-style-name="Visited_20_Internet_20_Link"><text:span text:style-name="T9">小雪</text:span></text:a></text:p>
      <text:p text:style-name="P6">太行初雪带寒风，一路凋零下赣中。菊萎东篱梅暗动，方知大地转阳升。</text:p>
      <text:p text:style-name="P7"><text:span text:style-name="T5">21</text:span><text:span text:style-name="T3">、</text:span><text:a xlink:type="simple" xlink:href="https://baike.baidu.com/item/大雪/19832983" office:target-frame-name="_blank" xlink:show="new" text:style-name="Internet_20_link" text:visited-style-name="Visited_20_Internet_20_Link"><text:span text:style-name="T9">大雪</text:span></text:a></text:p>
      <text:p text:style-name="P6">万山凋敝黯无华，四面嘶鸣晃树杈。白雪欲求吟咏句，穿枝掠院演梅花。</text:p>
      <text:p text:style-name="P7"><text:span text:style-name="T5">22</text:span><text:span text:style-name="T3">、</text:span><text:a xlink:type="simple" xlink:href="https://baike.baidu.com/item/冬至/19167778" office:target-frame-name="_blank" xlink:show="new" text:style-name="Internet_20_link" text:visited-style-name="Visited_20_Internet_20_Link"><text:span text:style-name="T9">冬至</text:span></text:a></text:p>
      <text:p text:style-name="P6">西北风袭百草衰，几番寒起一阳来。白天最是时光短，却见金梅竞艳开。</text:p>
      <text:p text:style-name="P7"><text:span text:style-name="T5">23</text:span><text:span text:style-name="T3">、</text:span><text:a xlink:type="simple" xlink:href="https://baike.baidu.com/item/小寒/19922677" office:target-frame-name="_blank" xlink:show="new" text:style-name="Internet_20_link" text:visited-style-name="Visited_20_Internet_20_Link"><text:span text:style-name="T9">小寒</text:span></text:a></text:p>
      <text:p text:style-name="P6">冰封万里雪皑皑，径堵千重港口塞。昨日剪桃修几树，忽如一夜李花开。</text:p>
      <text:p text:style-name="P7"><text:span text:style-name="T5">24</text:span><text:span text:style-name="T3">、</text:span><text:a xlink:type="simple" xlink:href="https://baike.baidu.com/item/大寒/19924266" office:target-frame-name="_blank" xlink:show="new" text:style-name="Internet_20_link" text:visited-style-name="Visited_20_Internet_20_Link"><text:span text:style-name="T9">大寒</text:span></text:a></text:p>
      <text:p text:style-name="P7"><text:span text:style-name="T3">蜡树银山炫皎光，朔风独啸静三江。老农犹喜高天雪，</text:span><text:a xlink:type="simple" xlink:href="https://baike.baidu.com/item/况" office:target-frame-name="_blank" xlink:show="new" text:style-name="Internet_20_link" text:visited-style-name="Visited_20_Internet_20_Link"><text:span text:style-name="T9">况</text:span></text:a><text:span text:style-name="T3">有来年麦果香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SimHei, Verdana"/>
    <style:font-face style:name="SimSun" svg:font-family="SimSun"/>
    <style:font-face style:name="arial" svg:font-family="arial, sans-serif"/>
    <style:font-face style:name="arial1" svg:font-family="arial, tahoma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8:28:35.256167425</meta:creation-date>
    <dc:date>2019-03-16T18:30:31.048094527</dc:date>
    <meta:editing-duration>PT1M56S</meta:editing-duration>
    <meta:editing-cycles>1</meta:editing-cycles>
    <meta:document-statistic meta:table-count="0" meta:image-count="0" meta:object-count="0" meta:page-count="11" meta:paragraph-count="138" meta:word-count="11756" meta:character-count="11970" meta:non-whitespace-character-count="11951"/>
    <meta:generator>LibreOffice/6.0.7.3$Linux_X86_64 LibreOffice_project/00m0$Build-3</meta:generator>
  </office:meta>
</office:document-meta>
</file>